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document explains how to calibrate a droplet for motion and what API funciton calls to use to do it. </text:p>
      <text:p text:style-name="Standard"/>
      <text:p text:style-name="Standard">The calibration has to be done manually through the terminal</text:p>
      <text:p text:style-name="Standard"/>
      <text:list xml:id="list4684126595642737697" text:style-name="L1">
        <text:list-item>
          <text:p text:style-name="P1">cmd set_motors "direction_number" "value0" <text:s/>"value1" "value2"</text:p>
          <text:p text:style-name="P1">This command sets the the direction_number from 0 to 7 and for each direction the three values denote the value of each of the three motors. </text:p>
          <text:p text:style-name="P1">For example, <text:s/>"cmd set_motors 0 0 -600 450" sets the value of the motors in direction 0 as 0, anti-clockwise 600 and clockwise 450. </text:p>
          <text:p text:style-name="P1">The convention followed for direction_number is 0 is the forward direction, 6 is the clockwise rotation and 7 is anti clockwise direction. </text:p>
          <text:p text:style-name="P1">Once this is done, you can verify if you have assigned the values appropriately for that particular dropelt for motion by moving it around. </text:p>
        </text:list-item>
      </text:list>
      <text:p text:style-name="Standard"/>
      <text:list xml:id="list768170966828686056" text:style-name="L2">
        <text:list-item>
          <text:p text:style-name="P2">cmd move_steps "direction" "steps"</text:p>
          <text:p text:style-name="P2">This command move the droplet in the particular direction for the mentioned number of steps. This can be used to verify if the motors for motion have been calibrated properly. </text:p>
          <text:p text:style-name="P2">If the droplet is way off in its motion, then the dropelts can be recalibrated using step 1 and then tested again. </text:p>
        </text:list-item>
      </text:list>
      <text:p text:style-name="Standard"/>
      <text:p text:style-name="Standard">Once the calibration has been done for all the required directions, their values can be written to the EEPROM using the cmd write_motor_settings command from the terminal. This ensures that the droplet stays calibrated even after a power on reset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3M34S</meta:editing-duration>
    <meta:editing-cycles>4</meta:editing-cycles>
    <meta:generator>OpenOffice/4.1.2$Win32 OpenOffice.org_project/412m3$Build-9782</meta:generator>
    <dc:date>2017-05-12T18:07:00.33</dc:date>
    <meta:document-statistic meta:table-count="0" meta:image-count="0" meta:object-count="0" meta:page-count="1" meta:paragraph-count="11" meta:word-count="230" meta:character-count="1356"/>
    <meta:user-defined meta:name="Info 1"/>
    <meta:user-defined meta:name="Info 2"/>
    <meta:user-defined meta:name="Info 3"/>
    <meta:user-defined meta:name="Info 4"/>
  </office:meta>
</office:document-meta>
</file>